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99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2">Llinkedin FAIL – google blocked my account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8T09:16:54.871091762</dc:date>
    <meta:editing-duration>P1DT6H10M56S</meta:editing-duration>
    <meta:editing-cycles>75</meta:editing-cycles>
    <meta:document-statistic meta:table-count="0" meta:image-count="0" meta:object-count="0" meta:page-count="1" meta:paragraph-count="2" meta:word-count="10" meta:character-count="83" meta:non-whitespace-character-count="74"/>
  </office:meta>
</office:document-meta>
</file>